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2.675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6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1pt" style:text-underline-style="none" style:font-size-asian="11pt" style:font-size-complex="11pt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47cm" svg:height="4.826cm" svg:x="1.644cm" svg:y="3.223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0.889cm" svg:x="2.079cm" svg:y="3.323cm">
          <draw:text-box>
            <text:p text:style-name="P1"><text:span text:style-name="T2">owner</text:span></text:p>
          </draw:text-box>
        </draw:frame>
        <draw:line draw:style-name="gr3" draw:text-style-name="P1" draw:layer="layout" svg:x1="1.635cm" svg:y1="4.239cm" svg:x2="5.291cm" svg:y2="4.239cm">
          <text:p/>
        </draw:line>
        <draw:frame draw:style-name="gr4" draw:text-style-name="P5" draw:layer="layout" svg:width="3.556cm" svg:height="0.692cm" svg:x="1.644cm" svg:y="4.376cm">
          <draw:text-box>
            <text:p text:style-name="P4"><text:span text:style-name="T3">ownerID</text:span></text:p>
          </draw:text-box>
        </draw:frame>
        <draw:line draw:style-name="gr3" draw:text-style-name="P1" draw:layer="layout" svg:x1="1.644cm" svg:y1="5.059cm" svg:x2="5.291cm" svg:y2="5.059cm">
          <text:p/>
        </draw:line>
        <draw:frame draw:style-name="gr5" draw:text-style-name="P5" draw:layer="layout" svg:width="3.429cm" svg:height="2.897cm" svg:x="1.669cm" svg:y="5.128cm">
          <draw:text-box>
            <text:p text:style-name="P4"><text:span text:style-name="T3">OWNERS_ID</text:span></text:p>
            <text:p text:style-name="P4"><text:span text:style-name="T3">FIRSTNAME</text:span></text:p>
            <text:p text:style-name="P4"><text:span text:style-name="T3">LASTNAME</text:span></text:p>
            <text:p text:style-name="P4"><text:span text:style-name="T3">ADDRESS</text:span></text:p>
            <text:p text:style-name="P4"><text:span text:style-name="T3">CITY</text:span></text:p>
            <text:p text:style-name="P4"><text:span text:style-name="T3">TELEPHONE</text:span></text:p>
          </draw:text-box>
        </draw:frame>
        <draw:custom-shape draw:style-name="gr1" draw:text-style-name="P2" draw:layer="layout" svg:width="3.683cm" svg:height="4.826cm" svg:x="11.232cm" svg:y="3.522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0.889cm" svg:x="11.667cm" svg:y="3.622cm">
          <draw:text-box>
            <text:p text:style-name="P1"><text:span text:style-name="T2">visits</text:span></text:p>
          </draw:text-box>
        </draw:frame>
        <draw:line draw:style-name="gr3" draw:text-style-name="P1" draw:layer="layout" svg:x1="11.282cm" svg:y1="4.538cm" svg:x2="14.915cm" svg:y2="4.538cm">
          <text:p/>
        </draw:line>
        <draw:frame draw:style-name="gr4" draw:text-style-name="P5" draw:layer="layout" svg:width="3.556cm" svg:height="0.692cm" svg:x="11.232cm" svg:y="4.675cm">
          <draw:text-box>
            <text:p text:style-name="P4"><text:span text:style-name="T3">ownerID</text:span></text:p>
          </draw:text-box>
        </draw:frame>
        <draw:line draw:style-name="gr3" draw:text-style-name="P1" draw:layer="layout" svg:x1="11.232cm" svg:y1="5.358cm" svg:x2="14.915cm" svg:y2="5.358cm">
          <text:p/>
        </draw:line>
        <draw:frame draw:style-name="gr5" draw:text-style-name="P5" draw:layer="layout" svg:width="3.429cm" svg:height="2.652cm" svg:x="11.257cm" svg:y="5.427cm">
          <draw:text-box>
            <text:p text:style-name="P4"><text:span text:style-name="T3">VISIT_ID</text:span></text:p>
            <text:p text:style-name="P4"><text:span text:style-name="T3">PET</text:span></text:p>
            <text:p text:style-name="P4"><text:span text:style-name="T3">FROMDATE</text:span></text:p>
            <text:p text:style-name="P4"><text:span text:style-name="T3">TODATE</text:span></text:p>
            <text:p text:style-name="P4"><text:span text:style-name="T3">DESCRIPTION</text:span></text:p>
          </draw:text-box>
        </draw:frame>
        <draw:custom-shape draw:style-name="gr1" draw:text-style-name="P2" draw:layer="layout" svg:width="3.683cm" svg:height="4.826cm" svg:x="6.431cm" svg:y="3.921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0.889cm" svg:x="6.866cm" svg:y="4.021cm">
          <draw:text-box>
            <text:p text:style-name="P1"><text:span text:style-name="T2">pets</text:span></text:p>
          </draw:text-box>
        </draw:frame>
        <draw:line draw:style-name="gr3" draw:text-style-name="P1" draw:layer="layout" svg:x1="6.481cm" svg:y1="4.937cm" svg:x2="10.114cm" svg:y2="4.937cm">
          <text:p/>
        </draw:line>
        <draw:frame draw:style-name="gr4" draw:text-style-name="P5" draw:layer="layout" svg:width="3.556cm" svg:height="0.692cm" svg:x="6.431cm" svg:y="5.074cm">
          <draw:text-box>
            <text:p text:style-name="P4"><text:span text:style-name="T3">ownerID</text:span></text:p>
          </draw:text-box>
        </draw:frame>
        <draw:line draw:style-name="gr3" draw:text-style-name="P1" draw:layer="layout" svg:x1="6.431cm" svg:y1="5.757cm" svg:x2="10.114cm" svg:y2="5.757cm">
          <text:p/>
        </draw:line>
        <draw:frame draw:style-name="gr5" draw:text-style-name="P5" draw:layer="layout" svg:width="3.429cm" svg:height="2.652cm" svg:x="6.456cm" svg:y="5.826cm">
          <draw:text-box>
            <text:p text:style-name="P4"><text:span text:style-name="T3">PETS_ID</text:span></text:p>
            <text:p text:style-name="P4"><text:span text:style-name="T3">OWNER</text:span></text:p>
            <text:p text:style-name="P4"><text:span text:style-name="T3">TYPE</text:span></text:p>
            <text:p text:style-name="P4"><text:span text:style-name="T3">NAME</text:span></text:p>
            <text:p text:style-name="P4"><text:span text:style-name="T3">BIRTHDATE</text:span></text:p>
          </draw:text-box>
        </draw:frame>
        <draw:custom-shape draw:style-name="gr6" draw:text-style-name="P1" draw:layer="layout" svg:width="3.84cm" svg:height="4.318cm" svg:x="15.57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556cm" svg:height="2.285cm" svg:x="15.732cm" svg:y="4.762cm">
          <draw:text-box>
            <text:p text:style-name="P4"><text:span text:style-name="T3">PETTYPES_ID</text:span></text:p>
            <text:p text:style-name="P4"><text:span text:style-name="T3">NAME</text:span></text:p>
          </draw:text-box>
        </draw:frame>
        <draw:frame draw:style-name="gr8" draw:text-style-name="P3" draw:layer="layout" svg:width="2.631cm" svg:height="0.806cm" svg:x="16.107cm" svg:y="3.623cm">
          <draw:text-box>
            <text:p><text:span text:style-name="T2">petTypes</text:span></text:p>
          </draw:text-box>
        </draw:frame>
        <draw:line draw:style-name="gr3" draw:text-style-name="P1" draw:layer="layout" svg:x1="15.575cm" svg:y1="4.556cm" svg:x2="19.415cm" svg:y2="4.556cm">
          <text:p/>
        </draw:line>
        <draw:line draw:style-name="gr9" draw:text-style-name="P1" draw:layer="layout" svg:x1="5.291cm" svg:y1="5.382cm" svg:x2="6.415cm" svg:y2="5.382cm">
          <text:p/>
        </draw:line>
        <draw:line draw:style-name="gr10" draw:text-style-name="P1" draw:layer="layout" svg:x1="10.117cm" svg:y1="6.144cm" svg:x2="11.26cm" svg:y2="6.144cm">
          <text:p/>
        </draw:line>
        <draw:line draw:style-name="gr3" draw:text-style-name="P1" draw:layer="layout" svg:x1="5.653cm" svg:y1="5.382cm" svg:x2="5.653cm" svg:y2="1.953cm">
          <text:p/>
        </draw:line>
        <draw:line draw:style-name="gr3" draw:text-style-name="P1" draw:layer="layout" svg:x1="5.653cm" svg:y1="1.953cm" svg:x2="10.479cm" svg:y2="1.953cm">
          <text:p/>
        </draw:line>
        <draw:line draw:style-name="gr3" draw:text-style-name="P1" draw:layer="layout" svg:x1="10.479cm" svg:y1="5.001cm" svg:x2="10.479cm" svg:y2="1.952cm">
          <text:p/>
        </draw:line>
        <draw:line draw:style-name="gr9" draw:text-style-name="P1" draw:layer="layout" svg:x1="10.497cm" svg:y1="4.994cm" svg:x2="11.259cm" svg:y2="4.994cm">
          <text:p/>
        </draw:line>
        <draw:line draw:style-name="gr11" draw:text-style-name="P1" draw:layer="layout" svg:x1="6.461cm" svg:y1="9.001cm" svg:x2="10.144cm" svg:y2="9.001cm">
          <text:p/>
        </draw:line>
        <draw:line draw:style-name="gr11" draw:text-style-name="P1" draw:layer="layout" svg:x1="19.669cm" svg:y1="3.54cm" svg:x2="19.669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v </meta:initial-creator>
    <meta:creation-date>2013-08-06T15:54:07</meta:creation-date>
    <dc:date>2015-04-28T18:22:20.437327299</dc:date>
    <meta:editing-duration>PT1H24M14S</meta:editing-duration>
    <meta:editing-cycles>10</meta:editing-cycles>
    <meta:generator>LibreOffice/4.2.7.2$Linux_X86_64 LibreOffice_project/420m0$Build-2</meta:generator>
    <meta:document-statistic meta:object-count="30"/>
  </office:meta>
</office:document-meta>
</file>